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diaManager.configure( Configuration my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faultMediaManager.testMedia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MediaManager.get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dia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diaManager.getMediaTyp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eparedMediaType.PreparedMediaType( String name , String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